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2">
            <text:p>Test du lanceur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aramétrage</text:p>
          </table:table-cell>
          <table:covered-table-cell table:number-columns-repeated="2"/>
          <table:table-cell table:style-name="ce3" office:value-type="string" calcext:value-type="string" table:number-columns-spanned="3" table:number-rows-spanned="2">
            <text:p>Résultat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istance cube</text:p>
          </table:table-cell>
          <table:table-cell table:style-name="ce4" office:value-type="string" calcext:value-type="string">
            <text:p>Angle</text:p>
          </table:table-cell>
          <table:table-cell table:style-name="ce4" office:value-type="string" calcext:value-type="string">
            <text:p>Distance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TAN(58/[.B6])*360/(2*PI())" office:value-type="float" office:value="30.1137331509824" calcext:value-type="float">
            <text:p>30,113733151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ATAN(58/[.B7])*360/(2*PI())" office:value-type="float" office:value="27.8014587799341" calcext:value-type="float">
            <text:p>27,801458779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ATAN(58/[.B8])*360/(2*PI())" office:value-type="float" office:value="25.7960264944999" calcext:value-type="float">
            <text:p>25,796026494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ATAN(58/[.B9])*360/(2*PI())" office:value-type="float" office:value="24.0442232693678" calcext:value-type="float">
            <text:p>24,0442232694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ATAN(58/[.B10])*360/(2*PI())" office:value-type="float" office:value="22.5035284997674" calcext:value-type="float">
            <text:p>22,503528499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TAN(58/[.B11])*360/(2*PI())" office:value-type="float" office:value="21.1398248086577" calcext:value-type="float">
            <text:p>21,1398248087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ATAN(58/[.B12])*360/(2*PI())" office:value-type="float" office:value="19.9255806581843" calcext:value-type="float">
            <text:p>19,925580658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ATAN(58/[.B13])*360/(2*PI())" office:value-type="float" office:value="18.8384335579808" calcext:value-type="float">
            <text:p>18,83843355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ATAN(58/[.B14])*360/(2*PI())" office:value-type="float" office:value="17.8600940706791" calcext:value-type="float">
            <text:p>17,8600940707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ATAN(58/[.B15])*360/(2*PI())" office:value-type="float" office:value="16.9754994679297" calcext:value-type="float">
            <text:p>16,975499467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TAN(58/[.B16])*360/(2*PI())" office:value-type="float" office:value="16.1721590157826" calcext:value-type="float">
            <text:p>16,172159015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ATAN(58/[.B17])*360/(2*PI())" office:value-type="float" office:value="15.4396455353193" calcext:value-type="float">
            <text:p>15,439645535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ATAN(58/[.B18])*360/(2*PI())" office:value-type="float" office:value="14.7691985302916" calcext:value-type="float">
            <text:p>14,769198530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ATAN(58/[.B19])*360/(2*PI())" office:value-type="float" office:value="14.1534125878514" calcext:value-type="float">
            <text:p>14,153412587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ATAN(58/[.B20])*360/(2*PI())" office:value-type="float" office:value="13.5859912078889" calcext:value-type="float">
            <text:p>13,585991207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TAN(58/[.B21])*360/(2*PI())" office:value-type="float" office:value="13.0615510833281" calcext:value-type="float">
            <text:p>13,0615510833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ATAN(58/[.B22])*360/(2*PI())" office:value-type="float" office:value="12.5754654997444" calcext:value-type="float">
            <text:p>12,5754654997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ATAN(58/[.B23])*360/(2*PI())" office:value-type="float" office:value="12.1237382477894" calcext:value-type="float">
            <text:p>12,123738247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ATAN(58/[.B24])*360/(2*PI())" office:value-type="float" office:value="11.7029014802214" calcext:value-type="float">
            <text:p>11,702901480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ATAN(58/[.B25])*360/(2*PI())" office:value-type="float" office:value="11.3099324740202" calcext:value-type="float">
            <text:p>11,309932474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TAN(58/[.B26])*360/(2*PI())" office:value-type="float" office:value="10.9421854090094" calcext:value-type="float">
            <text:p>10,94218540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ATAN(58/[.B27])*360/(2*PI())" office:value-type="float" office:value="10.5973351450236" calcext:value-type="float">
            <text:p>10,59733514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ATAN(58/[.B28])*360/(2*PI())" office:value-type="float" office:value="10.2733306416293" calcext:value-type="float">
            <text:p>10,273330641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ATAN(58/[.B29])*360/(2*PI())" office:value-type="float" office:value="9.96835617047384" calcext:value-type="float">
            <text:p>9,968356170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ATAN(58/[.B30])*360/(2*PI())" office:value-type="float" office:value="9.68079885938508" calcext:value-type="float">
            <text:p>9,6807988594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ATAN(58/[.B31])*360/(2*PI())" office:value-type="float" office:value="9.40922140811018" calcext:value-type="float">
            <text:p>9,4092214081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ATAN(58/[.B32])*360/(2*PI())" office:value-type="float" office:value="9.152339049402" calcext:value-type="float">
            <text:p>9,1523390494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ATAN(58/[.B33])*360/(2*PI())" office:value-type="float" office:value="8.90900001194163" calcext:value-type="float">
            <text:p>8,909000011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8:31:15.255128783</meta:creation-date>
    <dc:date>2017-11-23T09:14:49.838487552</dc:date>
    <meta:editing-duration>PT33M20S</meta:editing-duration>
    <meta:editing-cycles>14</meta:editing-cycles>
    <meta:generator>LibreOffice/5.1.4.2$Linux_X86_64 LibreOffice_project/10m0$Build-2</meta:generator>
    <meta:document-statistic meta:table-count="1" meta:cell-count="90" meta:object-count="0"/>
  </office:meta>
</office:document-meta>
</file>